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color="#000000" fo:font-weight="normal" fo:background-color="#ffffff" style:font-weight-asian="normal" style:font-weight-complex="normal"/>
    </style:style>
    <style:style style:name="P4" style:family="paragraph" style:parent-style-name="Text_20_body">
      <style:text-properties fo:color="#000000" fo:background-color="#ffffff"/>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padding="0.074cm" fo:border-left="none" fo:border-right="none" fo:border-top="none" fo:border-bottom="0.035cm solid #000000" style:join-border="false"/>
      <style:text-properties fo:font-weight="normal" style:font-weight-asian="normal" style:font-weight-complex="normal"/>
    </style:style>
    <style:style style:name="P8" style:family="paragraph" style:parent-style-name="Heading_20_2">
      <style:text-properties fo:color="#000000" fo:background-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0f1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Objectifs :</text:p>
      <text:p text:style-name="P2">-Retrouver la petite fille et le « miroir vert »</text:p>
      <text:p text:style-name="P2">-identifier les mercenaires</text:p>
      <text:p text:style-name="P2">-Identifier la secte des 7crinères</text:p>
      <text:p text:style-name="P2">-retrouver les filles kidnappés avant leurs sacrifices. </text:p>
      <text:p text:style-name="Standard"/>
      <text:p text:style-name="P1">Chapitre 1</text:p>
      <text:p text:style-name="Standard">La meute est regroupé sur locus, Ithaeur souhaite visiter l'hisile pour chercher un totem. C'est une étape importante et longue pour une meute, raison de plus poßur commencer tot. [Après un tour de table, de présentation ]</text:p>
      <text:p text:style-name="Standard">-Le groupe part dans l'hisile au bout d'une petite recherche, ils trouvent un esprit, la négociation commerce. </text:p>
      <text:h text:style-name="Heading_20_2" text:outline-level="2">Fintan</text:h>
      <text:p text:style-name="Standard">L'esprit de la survie. C'est une forme humaine assez moche (mi homme mi possion) : </text:p>
      <text:p text:style-name="Standard"/>
      <text:p text:style-name="Standard">Il demande un service, la meute doit retrouver un objet très important pour lui. </text:p>
      <text:p text:style-name="Standard">Il n'utilise pas le mot hissile mais Sidh</text:p>
      <text:h text:style-name="Heading_20_2" text:outline-level="2">Le scathan glas</text:h>
      <text:p text:style-name="Text_20_body">Le miroir vert : Sorte de trisquel vert en pierre entouré de verre.</text:p>
      <text:p text:style-name="Text_20_body"/>
      <text:h text:style-name="Heading_20_2" text:outline-level="2">Sidh</text:h>
      <text:p text:style-name="Text_20_body">L'autre monde , chaque dieu à son sidh. Il est est à l'image du dieu. (point de paradis unique).</text:p>
      <text:p text:style-name="Text_20_body"/>
      <text:p text:style-name="Text_20_body">La cahalite du groupe entend un appel qui vient de pas très loin( un chant). Si elle accepte la voix lui délivre un message. </text:p>
      <text:p text:style-name="Text_20_body">« Elle va revenir, l'ivresse est là ».</text:p>
      <text:p text:style-name="Text_20_body">« Elle règnera encore une fois »</text:p>
      <text:p text:style-name="Text_20_body">La phrase est suivie d'un cri strident. La cahalite s'evanouie et cri. Ses camardes de meutes entendent. </text:p>
      <text:p text:style-name="Text_20_body"><text:line-break/>Ils vont probablement enqueter sur le  « miroir vert ». </text:p>
      <text:p text:style-name="Text_20_body">Recherche sur internet</text:p>
      <text:p text:style-name="Text_20_body">S'ils tapent en irlandais sur google ils trouvent :</text:p>
      <text:p text:style-name="Text_20_body">1er / Porte folio d'une photographe : Isabell Blunt : (Canada) <text:s/>Jolie photo avec des jeux de miroir etc.</text:p>
      <text:p text:style-name="Text_20_body">2eme/ <text:s/>Wikipédia page d'homonymie :</text:p>
      <text:p text:style-name="Text_20_body"><text:tab/>La page d'Isabell Blunt.</text:p>
      <text:p text:style-name="Text_20_body"><text:tab/>Une page sur les bijoux fantaisie irlandais. </text:p>
      <text:p text:style-name="Text_20_body">3eme/ le site myspace d'un groupe de metal folk de boston (pas terrible).</text:p>
      <text:p text:style-name="Text_20_body"><text:soft-page-break/></text:p>
      <text:p text:style-name="Text_20_body">Sur la page wiki, il y a des photos de plusieurs broches, trisquel, croix diverse.</text:p>
      <text:p text:style-name="Text_20_body">Les bijoux fantaisie irlandais, il y a une photo d'une sorte de Pendantif dans un triangle. C'est un bijoux très répendu. </text:p>
      <text:p text:style-name="Text_20_body">Il est dit que les bijoux sont principalement tous fabriqué par la société : Irish Jewelry :</text:p>
      <text:p text:style-name="Text_20_body">La plus part des design sont inspirés d'objets retrouvés dans des fouilles ou sur des rochets.</text:p>
      <text:p text:style-name="Text_20_body">L'article montre en exemple le fameux : Scatham glas, retrouvé il y a 50 ans sur une plage du comté du Kerry.</text:p>
      <text:p text:style-name="Text_20_body"/>
      <text:p text:style-name="Text_20_body">Personne ne sait d'ou vient cette pièce . Elle semble plus vieille mais en parfait état.</text:p>
      <text:p text:style-name="Text_20_body">La pièce appartient à la famille O'Reilly :</text:p>
      <text:p text:style-name="Text_20_body"/>
      <text:h text:style-name="Heading_20_2" text:outline-level="2">Famille O'Reilly</text:h>
      <text:p text:style-name="Text_20_body">Riche travaillant dans le domaine de la neurologie et la pharmacie</text:p>
      <text:p text:style-name="Text_20_body">Père : Duncan (Grand scientifique en biologie et neurologie)</text:p>
      <text:p text:style-name="Text_20_body">Mère : Mary</text:p>
      <text:p text:style-name="Text_20_body">Fille ;Jenny</text:p>
      <text:p text:style-name="Text_20_body">Fille : Lisy</text:p>
      <text:h text:style-name="Heading_20_3" text:outline-level="3"><text:s/>PharmaIng Corp</text:h>
      <text:p text:style-name="Text_20_body">Concurrent de l'entreprise O'Reilly, ce sont leader mondial sur le marché. Elle est habitué à fagociter ses concurrents les plus sérieux. Son grand siège européen est à Dublin. Elle travaille principalement sur </text:p>
      <text:h text:style-name="Heading_20_3" text:outline-level="3">L'entreprise O'Reilly <text:s/></text:h>
      <text:p text:style-name="Text_20_body">Petite entreprise qui marche bien, elle commence à ouvrir des annexes dans d'autres pays. </text:p>
      <text:h text:style-name="Heading_20_2" text:outline-level="2">Le fétiche</text:h>
      <text:p text:style-name="P3">Il a la capacité d'annuler les transformations provoquer par un esprit. </text:p>
      <text:p text:style-name="P3">Si un LG le porte ou le tient alors qu'il est dans une forme autre humain il redevient humain. S'il tente de se transformer avec il peut soit échoué soit se transformer en forme semi humain.</text:p>
      <text:p text:style-name="P3">Son nom est “le miroir vert”. </text:p>
      <text:h text:style-name="P8" text:outline-level="2">Lisy O'Reilly</text:h>
      <text:p text:style-name="P4">C'est une fille de 9 ans, assez ronde. (un peu trop de sucre <text:span text:style-name="T3">sûrement</text:span>). </text:p>
      <text:p text:style-name="P4">Elle est une colonisée mais le fétiche l'aide, il repose les transformations physiques de la “colonisation”. De fait, l'esprit colonisateur préfère se faire discret.</text:p>
      <text:p text:style-name="P4">Si elle reste près du locus l'esprit qui la possède prend de la force. </text:p>
      <text:p text:style-name="P4">L'esprit se recharge un peu en essence et la proximité du locus, facilite le passage vers l'autre <text:soft-page-break/>monde. <text:s/></text:p>
      <text:p text:style-name="Text_20_body">Elle passera dans le monde des esprits. </text:p>
      <text:p text:style-name="Text_20_body">Elle est contrôlée par un esprit de la gourmandise. (p 243)</text:p>
      <text:h text:style-name="Heading_20_3" text:outline-level="3">Lisy possédée. </text:h>
      <text:p text:style-name="Text_20_body"><text:span text:style-name="T1">Attribut</text:span>:</text:p>
      <text:p text:style-name="Text_20_body">intelligence 4, astuce 3, résolution 4, force 5, dextérité 4, vigueur 4 , présence 4, manipulation 4, calme 4</text:p>
      <text:p text:style-name="Text_20_body"><text:span text:style-name="T1">Compétences</text:span> : Armes blanches 2, artisanats, 2 bagarre 2 conduite 1 , discrétion 2 entregent 2 expression 1 intimidation 1 larcin 1 occulte 1 persuasion , politique 1 sports 2, subterfuge 2, survie 1.</text:p>
      <text:p text:style-name="P5">Atouts</text:p>
      <text:p text:style-name="P6">Désarmer,estomac en béton, <text:span text:style-name="T3">pilier</text:span> de bar, résistance aux toxines. </text:p>
      <text:p text:style-name="P6">Volonté 8</text:p>
      <text:p text:style-name="P6">moralité 3</text:p>
      <text:p text:style-name="P6">essence 9 </text:p>
      <text:p text:style-name="P6">santé 9</text:p>
      <text:p text:style-name="P6">défense 3 </text:p>
      <text:p text:style-name="P6">vitesse 14</text:p>
      <text:p text:style-name="P6">Jet d'attaque :</text:p>
      <text:p text:style-name="P6">Si don étreinte de mort et machoire terrifiante activé </text:p>
      <text:p text:style-name="P6">bagarre + force + 1 + 6</text:p>
      <text:p text:style-name="P6"/>
      <text:p text:style-name="P6"/>
      <text:p text:style-name="P6"/>
      <text:p text:style-name="P6">La famille O'Reilly, possède un blog. Une sorte de carnet de voyage écologiste. Ils parcourt le monde avec sa famille sur un bateau. : le Jenny.</text:p>
      <text:p text:style-name="P6">Ils avait prévu une escale à Dublin puis un départ vers la méditéranné<text:span text:style-name="T3">e</text:span>. </text:p>
      <text:p text:style-name="P7">Le dernier article posté, ils étaient au large de l'irlande du nord. </text:p>
      <text:p text:style-name="P6"/>
      <text:p text:style-name="P6"/>
      <text:p text:style-name="P6">Le bateau de la famille est échoué prés de Dundalk :</text:p>
      <text:p text:style-name="P6">Dans le bateau il fait froid , </text:p>
      <text:p text:style-name="P6">Dans le bateau, le <text:span text:style-name="T3">fantôme</text:span> de la mère est présent. Il répète sans discontinuer « Chérie où es-tu ? C'est maman »</text:p>
      <text:p text:style-name="P6"/>
      <text:p text:style-name="P6"/>
      <text:p text:style-name="P6">Par rapport au plan :</text:p>
      <text:p text:style-name="P6"><text:soft-page-break/>1: le père </text:p>
      <text:p text:style-name="P6">2 : la fille jenny</text:p>
      <text:p text:style-name="P6">3 : la <text:span text:style-name="T3">mère</text:span> </text:p>
      <text:p text:style-name="P6">4 : 1 agresseurs</text:p>
      <text:p text:style-name="P6">5 : idem.</text:p>
      <text:p text:style-name="P6">S'ils fouillent le navire, il y a eu une grosse scène de bagarre. Certains objets ont disparues.</text:p>
      <text:p text:style-name="P6">La vérité, 2 agresseurs ont pris en otage la famille pour prendre la miroir vert. Le père a essayé de tuer un agresseur, l'odeur du sang à réveiller l'esprit de la fille qui a tuer tout le monde.</text:p>
      <text:p text:style-name="P6"/>
      <text:p text:style-name="P6">Un coup de feu retenti, des grenades de gaz/fumigène rentre dans le navire. Ils sont tous touchés par des tasers. Ils sont fait prisonniers.</text:p>
      <text:p text:style-name="P6">Ils entendent, « on les ramène à l'usine, la cavalerie va pas tarder. « </text:p>
      <text:p text:style-name="P6">La meute est séparée dans des véhicules différents.</text:p>
      <text:p text:style-name="P6">Le lieu de tortures pour interrogatoire est une usine de mise en bouteille de biere. </text:p>
      <text:p text:style-name="P6">Elle est vide depuis pas mal d'année. Les Pj sont mis dans des cuves vides. Les commandos recherchent une cellule de données.</text:p>
      <text:p text:style-name="P6"/>
      <text:p text:style-name="P6">Les mercenaires travaille pour un mec le seul contact qu'ils aient est un téléphone. Ils ne savent pas ce qu'il y a dans la carte. Ils oint juste une photo. </text:p>
      <text:p text:style-name="P6">Le telephone sonne, « un mec furieux, réponds je vous ai demandé de trouver une puce pas sde détruire toute la ville ». (commissariat détruit). </text:p>
      <text:p text:style-name="P6">Dans l'usine il y a une poubelle remplie de téléphone portable (dont le téléphone de Trish).</text:p>
      <text:p text:style-name="P6"/>
      <text:h text:style-name="Heading_20_2" text:outline-level="2">La Medb corp : </text:h>
      <text:p text:style-name="Text_20_body"><text:span text:style-name="T2">Le patron de cette entreprise «  Lewis O'Carrel » a recruter les mercenaire pour retrouver une carte mémoire. (La carte contient la description et un moyen de fabriquer un virus, </text:span><text:a xlink:type="simple" xlink:href="http://fr.wikipedia.org/wiki/Brun_de_Cúailnge">Brun de Cúailnge</text:a></text:p>
      <text:p text:style-name="P6">Ils sont fortement implanté sur la cité de Galway. Ou le laboratoire européen est implanté. </text:p>
      <text:p text:style-name="P6">Ils semblent qu'il participe avec un autre industriel à un jeu pour déterminer qui possède le plus puissant virus. Leur projet est répendre leur virus dans deux villes d'irlandes et voir quel virus dominera l'autre. </text:p>
      <text:h text:style-name="Heading_20_2" text:outline-level="2">7 crinières</text:h>
      <text:p text:style-name="P6">La secte des 7 crinières essaie de déchirer le goulet par un rituel bizarre (enfaite, le lieu de rituel est un locus puissant) de leur nouveau territoire. Il en appelle à Morrigan (déesse de la guerre).</text:p>
      <text:p text:style-name="P6">Les filles kidnappées sont présentes, Trish et la copine de Christopher. <text:s/>il y a du sang (animal) sur le rocher. (La secte pense qu'ils ont trouvé la porte de Sidh). Le rituel a lieu en fin de nuit à l'aube pour être précis. </text:p>
      <text:p text:style-name="P6">Ils finissent la déesse prends la place d'une des filles présente autour de la pierre. Toutes les personnes sont sujettes à un malus qui descends toutes les compétence à 1 ou malus de moins deux. </text:p>
      <text:p text:style-name="P6">La lutte s'engage, elle massacre les membres de la secte en premier. Puis à l'air de s'intéresser à la <text:soft-page-break/>meute. </text:p>
      <text:p text:style-name="P6"/>
      <text:p text:style-name="P6">Fiche de Morrigan :</text:p>
      <text:p text:style-name="P6">essence 200</text:p>
      <text:p text:style-name="P6">Dieu.</text:p>
      <text:p text:style-name="P7"/>
      <text:p text:style-name="P6">Méchant :</text:p>
      <text:p text:style-name="P6">Bagarre 3</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aud Guezennec</meta:initial-creator>
    <meta:creation-date>2010-09-25T12:17:43</meta:creation-date>
    <dc:date>2012-03-04T20:41:31</dc:date>
    <meta:editing-duration>PT15H24M10S</meta:editing-duration>
    <meta:editing-cycles>18</meta:editing-cycles>
    <meta:generator>OpenOffice.org/3.2$Unix OpenOffice.org_project/320m19$Build-9505</meta:generator>
    <dc:creator>Renaud Guezennec</dc:creator>
    <meta:document-statistic meta:table-count="0" meta:image-count="0" meta:object-count="0" meta:page-count="5" meta:paragraph-count="107" meta:word-count="1280" meta:character-count="7192"/>
  </office:meta>
</office:document-meta>
</file>